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Sat Dec 25 00:20:06 2010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  <manifest:file-entry manifest:media-type="image/jpeg" manifest:full-path="Pictures/image0.jpg"/>
  <manifest:file-entry manifest:media-type="image/png" manifest:full-path="Pictures/image1.png"/>
</manifest:manifest>
</file>

<file path=content.xml><?xml version="1.0" encoding="utf-8"?>
<!--
*************************************************************************
  file:  content.xml
  Generated by Inkscape: Sat Dec 25 00:20:06 2010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frame id="image11" draw:style-name="gr1" draw:text-style-name="P1" draw:layer="layout" svg:width="29.969cm" svg:height="2.609cm" draw:transform="translate(0.000cm, 0.000cm)">
          <draw:image xlink:href="Pictures/image0.jpg" xlink:type="simple" xlink:show="embed" xlink:actuate="onLoad">
            <text:p/>
          </draw:image>
        </draw:frame>
        <draw:frame id="image2393" draw:style-name="gr1" draw:text-style-name="P1" draw:layer="layout" svg:width="7.715cm" svg:height="2.336cm" draw:transform="translate(4.253cm, 0.069cm)">
          <draw:image xlink:href="Pictures/image1.png" xlink:type="simple" xlink:show="embed" xlink:actuate="onLoad">
            <text:p/>
          </draw:image>
        </draw:frame>
      </draw:page>
    </office:drawing>
    <!-- ######### CONVERSION FROM SVG ENDS ######## -->
  </office:body>
</office:document-content>
<!--
*************************************************************************
  E N D    O F    F I L E
  Have a nice day  - ishmal
*************************************************************************
-->
</file>

<file path=styles.xml><?xml version="1.0" encoding="utf-8"?>
<!--
*************************************************************************
  file:  styles.xml
  Generated by Inkscape: Sat Dec 25 00:20:06 2010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000000" draw:fill-opacity="100.000%" draw:stroke="none"/>
    </style:style>
  </office:styles>
  <office:automatic-styles>
    <!-- ####### 'Standard' styles ####### --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!--
*************************************************************************
  E N D    O F    F I L E
  Have a nice day  - ishmal
*************************************************************************
-->
</file>

<file path=meta.xml><?xml version="1.0" encoding="utf-8"?>
<!--
*************************************************************************
  file:  meta.xml
  Generated by Inkscape: Sat Dec 25 00:20:06 2010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45</meta:generator>
    <meta:initial-creator>unknown</meta:initial-creator>
    <meta:creation-date/>
    <dc:format>image/svg+xml</dc:format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